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2cm" svg:y="7.8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11-29T15:40:16</dc:date>
    <dc:creator>tokai </dc:creator>
    <meta:editing-duration>PT2M17S</meta:editing-duration>
    <meta:editing-cycles>17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" chart:origin="0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automatic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524cm" svg:y="1.041cm" svg:width="13.728cm" svg:height="6.739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